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IXGeneral" svg:font-family="STIXGeneral"/>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26752" officeooo:paragraph-rsid="00026752"/>
    </style:style>
    <style:style style:name="P2" style:family="paragraph" style:parent-style-name="Standard">
      <style:text-properties officeooo:rsid="00026752" officeooo:paragraph-rsid="00055ded"/>
    </style:style>
    <style:style style:name="P3" style:family="paragraph" style:parent-style-name="Standard">
      <style:text-properties officeooo:paragraph-rsid="00055ded"/>
    </style:style>
    <style:style style:name="P4" style:family="paragraph" style:parent-style-name="Standard">
      <style:text-properties officeooo:rsid="00055ded" officeooo:paragraph-rsid="00055ded"/>
    </style:style>
    <style:style style:name="P5" style:family="paragraph" style:parent-style-name="Standard">
      <style:text-properties fo:font-weight="bold" officeooo:rsid="00055ded" officeooo:paragraph-rsid="00055ded" style:font-weight-asian="bold" style:font-weight-complex="bold"/>
    </style:style>
    <style:style style:name="T1" style:family="text">
      <style:text-properties officeooo:rsid="0002ff60"/>
    </style:style>
    <style:style style:name="T2" style:family="text">
      <style:text-properties style:font-name="Liberation Serif1" officeooo:rsid="0002ff60" style:font-name-asian="Liberation Serif1" style:font-name-complex="Liberation Serif1"/>
    </style:style>
    <style:style style:name="T3" style:family="text">
      <style:text-properties style:text-position="super 58%" style:font-name="Liberation Serif1" officeooo:rsid="0002ff60" style:font-name-asian="Liberation Serif1" style:font-name-complex="Liberation Serif1"/>
    </style:style>
    <style:style style:name="T4" style:family="text">
      <style:text-properties style:text-position="0% 100%" style:font-name="Liberation Serif1" style:font-name-asian="Liberation Serif1" style:font-name-complex="Liberation Serif1"/>
    </style:style>
    <style:style style:name="T5" style:family="text">
      <style:text-properties style:text-position="0% 100%" style:font-name="Liberation Serif1" officeooo:rsid="0002ff60" style:font-name-asian="Liberation Serif1" style:font-name-complex="Liberation Serif1"/>
    </style:style>
    <style:style style:name="T6" style:family="text">
      <style:text-properties style:text-position="0% 100%" style:font-name="Liberation Serif1" officeooo:rsid="000415ab" style:font-name-asian="Liberation Serif1" style:font-name-complex="Liberation Serif1"/>
    </style:style>
    <style:style style:name="T7" style:family="text">
      <style:text-properties style:text-position="0% 100%" style:font-name="Liberation Serif1" officeooo:rsid="00055ded" style:font-name-asian="Liberation Serif1" style:font-name-complex="Liberation Serif1"/>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Why introduce the quadratic cost? After all, aren't we primarily interested in the number of images correctly classified by the network? Why not try to maximize that number directly, rather than minimizing a proxy measure like the quadratic cost? The problem with that is that the number of images correctly classified is not a smooth function of the weights and biases in the network. For the most part, making small changes to the weights and biases won't cause any change at all in the number of training images classified correctly. That makes it difficult to figure out how to change the weights and biases to get improved performance. making small changes to the weights and biases won't cause any change at all in the number of training images classified correctly. If we instead use a smooth cost function like the quadratic cost it turns out to be easy to figure out how to make small changes in the weights and biases so as to get an improvement in the cost. </text:p>
      <text:p text:style-name="P1"/>
      <text:p text:style-name="P5">What do you mean by that ?</text:p>
      <text:p text:style-name="P4"/>
      <text:p text:style-name="P2"><text:bookmark text:name="MathJax-Element-209-Frame"/><text:bookmark text:name="MathJax-Span-1311"/>Earlier from cost function we came to know that, y(x) = expected output, a = actual output. making small changes to the weights and biases won't cause any change at all in the number of training images classified correctly <text:span text:style-name="T1">which means the value of </text:span><text:span text:style-name="T2">∑|| y(x) - a ||</text:span><text:span text:style-name="T3">2 <text:s/></text:span><text:span text:style-name="T5">will not change that much. </text:span><text:span text:style-name="T3"><text:s/></text:span><text:span text:style-name="T5">If <text:s/>the value of ∑|| y(x) - a ||</text:span><text:span text:style-name="T3">2 </text:span><text:span text:style-name="T5">is largely positive, it will remain that if you make </text:span><text:span text:style-name="T4">small changes to the weights and biases. </text:span><text:span text:style-name="T6">Actually it will change very little which is negligible. Again </text:span><text:span text:style-name="T5">If <text:s/>the value of ∑|| y(x) - a ||</text:span><text:span text:style-name="T3">2 </text:span><text:span text:style-name="T5">is </text:span><text:span text:style-name="T6">near to zero, then it means that the <text:s/></text:span><text:span text:style-name="T4">the number of training images classified correctly </text:span><text:span text:style-name="T6">is very good and our neural network is performing very well. Now again <text:s/></text:span><text:span text:style-name="T4">making small changes to the weights and biases </text:span><text:span text:style-name="T6">won’t </text:span><text:span text:style-name="T4">cause </text:span><text:span text:style-name="T6">a big change in the <text:s/></text:span><text:span text:style-name="T5">value of ∑|| y(x) - a ||</text:span><text:span text:style-name="T3">2</text:span><text:span text:style-name="T5">. But</text:span><text:span text:style-name="T6"> this time we can try to make those negligible changes in the value of </text:span><text:span text:style-name="T5">∑|| y(x) - a ||</text:span><text:span text:style-name="T3">2 </text:span><text:span text:style-name="T6">by making </text:span><text:span text:style-name="T4">small changes to the weights and biases </text:span><text:span text:style-name="T6">because now those negligible changes will make our neural network even more accurate. </text:span><text:span text:style-name="T7">But don’t make the changes </text:span><text:span text:style-name="T4">to the weights and biases </text:span><text:span text:style-name="T7">big enough which will make </text:span><text:span text:style-name="T6">the value of </text:span><text:span text:style-name="T5">∑|| y(x) - a ||</text:span><text:span text:style-name="T3">2 <text:s/></text:span><text:span text:style-name="T7">not close to zero. So we need cost function to figure out when we can make big changes </text:span><text:span text:style-name="T4">to the weights and biases </text:span><text:span text:style-name="T7">and when our neural network is performing well enough that we no longer need to make big changes </text:span><text:span text:style-name="T4">to the weights and biases, </text:span><text:span text:style-name="T7">when we can make small changes t</text:span><text:span text:style-name="T4">o the weights and biases</text:span><text:span text:style-name="T7"> to make our already performing well neural network perform more accurately. </text:span><text:span text:style-name="T4"><text:s/></text:span></text:p>
      <text:p text:style-name="P3"/>
      <text:p text:style-name="P3">That's why we focus first on minimizing the quadratic cost, and only after that will we examine the classification accurac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IXGeneral" svg:font-family="STIXGeneral"/>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rame" style:family="graphic">
      <style:graphic-properties text:anchor-type="as-char" svg:y="0in"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17T10:30:36.324684912</meta:creation-date>
    <dc:date>2018-10-17T11:17:03.915618567</dc:date>
    <meta:editing-duration>PT13M36S</meta:editing-duration>
    <meta:editing-cycles>1</meta:editing-cycles>
    <meta:document-statistic meta:table-count="0" meta:image-count="0" meta:object-count="0" meta:page-count="1" meta:paragraph-count="4" meta:word-count="480" meta:character-count="2618" meta:non-whitespace-character-count="2131"/>
    <meta:generator>LibreOffice/5.1.6.2$Linux_X86_64 LibreOffice_project/10m0$Build-2</meta:generator>
  </office:meta>
</office:document-meta>
</file>